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6.9028in"/>
    </style:style>
    <style:style style:name="co36" style:family="table-column">
      <style:table-column-properties fo:break-before="auto" style:column-width="9.0134in"/>
    </style:style>
    <style:style style:name="co37" style:family="table-column">
      <style:table-column-properties fo:break-before="auto" style:column-width="8.6799in"/>
    </style:style>
    <style:style style:name="co38" style:family="table-column">
      <style:table-column-properties fo:break-before="auto" style:column-width="2.4854in"/>
    </style:style>
    <style:style style:name="co39" style:family="table-column">
      <style:table-column-properties fo:break-before="auto" style:column-width="4.9437in"/>
    </style:style>
    <style:style style:name="co40" style:family="table-column">
      <style:table-column-properties fo:break-before="auto" style:column-width="8.3654in"/>
    </style:style>
    <style:style style:name="co41" style:family="table-column">
      <style:table-column-properties fo:break-before="auto" style:column-width="4.1091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2.4583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2.4063in"/>
    </style:style>
    <style:style style:name="co46" style:family="table-column">
      <style:table-column-properties fo:break-before="auto" style:column-width="2.948in"/>
    </style:style>
    <style:style style:name="co47" style:family="table-column">
      <style:table-column-properties fo:break-before="auto" style:column-width="3.3102in"/>
    </style:style>
    <style:style style:name="co48" style:family="table-column">
      <style:table-column-properties fo:break-before="auto" style:column-width="1.1354in"/>
    </style:style>
    <style:style style:name="co49" style:family="table-column">
      <style:table-column-properties fo:break-before="auto" style:column-width="2.6146in"/>
    </style:style>
    <style:style style:name="co50" style:family="table-column">
      <style:table-column-properties fo:break-before="auto" style:column-width="2.9492in"/>
    </style:style>
    <style:style style:name="co51" style:family="table-column">
      <style:table-column-properties fo:break-before="auto" style:column-width="4.1362in"/>
    </style:style>
    <style:style style:name="co52" style:family="table-column">
      <style:table-column-properties fo:break-before="auto" style:column-width="2.4898in"/>
    </style:style>
    <style:style style:name="co53" style:family="table-column">
      <style:table-column-properties fo:break-before="auto" style:column-width="1.7972in"/>
    </style:style>
    <style:style style:name="co54" style:family="table-column">
      <style:table-column-properties fo:break-before="auto" style:column-width="3.698in"/>
    </style:style>
    <style:style style:name="co55" style:family="table-column">
      <style:table-column-properties fo:break-before="auto" style:column-width="3.7709in"/>
    </style:style>
    <style:style style:name="co56" style:family="table-column">
      <style:table-column-properties fo:break-before="auto" style:column-width="3.1563in"/>
    </style:style>
    <style:style style:name="co57" style:family="table-column">
      <style:table-column-properties fo:break-before="auto" style:column-width="3.0146in"/>
    </style:style>
    <style:style style:name="co58" style:family="table-column">
      <style:table-column-properties fo:break-before="auto" style:column-width="4.0673in"/>
    </style:style>
    <style:style style:name="co59" style:family="table-column">
      <style:table-column-properties fo:break-before="auto" style:column-width="3.1043in"/>
    </style:style>
    <style:style style:name="co60" style:family="table-column">
      <style:table-column-properties fo:break-before="auto" style:column-width="4.3311in"/>
    </style:style>
    <style:style style:name="co61" style:family="table-column">
      <style:table-column-properties fo:break-before="auto" style:column-width="2.078in"/>
    </style:style>
    <style:style style:name="co62" style:family="table-column">
      <style:table-column-properties fo:break-before="auto" style:column-width="7.8071in"/>
    </style:style>
    <style:style style:name="co63" style:family="table-column">
      <style:table-column-properties fo:break-before="auto" style:column-width="4.861in"/>
    </style:style>
    <style:style style:name="co64" style:family="table-column">
      <style:table-column-properties fo:break-before="auto" style:column-width="6.7744in"/>
    </style:style>
    <style:style style:name="co65" style:family="table-column">
      <style:table-column-properties fo:break-before="auto" style:column-width="5.7984in"/>
    </style:style>
    <style:style style:name="co66" style:family="table-column">
      <style:table-column-properties fo:break-before="auto" style:column-width="1.7098in"/>
    </style:style>
    <style:style style:name="co67" style:family="table-column">
      <style:table-column-properties fo:break-before="auto" style:column-width="2.0472in"/>
    </style:style>
    <style:style style:name="co68" style:family="table-column">
      <style:table-column-properties fo:break-before="auto" style:column-width="2.2165in"/>
    </style:style>
    <style:style style:name="co69" style:family="table-column">
      <style:table-column-properties fo:break-before="auto" style:column-width="0.3602in"/>
    </style:style>
    <style:style style:name="co70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736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591in" fo:break-before="auto" style:use-optimal-row-height="true"/>
    </style:style>
    <style:style style:name="ro9" style:family="table-row">
      <style:table-row-properties style:row-height="1.8098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1.0953in" fo:break-before="auto" style:use-optimal-row-height="false"/>
    </style:style>
    <style:style style:name="ro12" style:family="table-row">
      <style:table-row-properties style:row-height="0.4008in" fo:break-before="auto" style:use-optimal-row-height="true"/>
    </style:style>
    <style:style style:name="ro13" style:family="table-row">
      <style:table-row-properties style:row-height="1.14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1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24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5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46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8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5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96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10" style:family="table-cell" style:parent-style-name="Default">
      <style:table-cell-properties fo:background-color="#3465a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Roboto"/>
    </style:style>
    <style:style style:name="T7" style:family="text">
      <style:text-properties fo:text-shadow="none" style:font-relief="none" style:font-style-complex="normal" style:font-weight-complex="normal" style:font-size-complex="11pt" style:font-name-complex="Roboto" style:language-complex="hi" style:country-complex="IN" fo:language="en" fo:country="US" fo:font-style="normal" style:text-underline-style="none" style:text-underline-color="font-color" fo:font-size="11pt" fo:color="#ffffff" style:font-style-asian="normal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text-emphasize="none" style:text-overline-style="none" style:text-overline-color="font-color"/>
    </style:style>
    <style:style style:name="T8" style:family="text">
      <style:text-properties fo:language="en" fo:country="US" style:font-relief="none" style:font-style-complex="normal" style:font-weight-complex="normal" style:font-size-complex="11pt" style:font-name-complex="Roboto" style:language-complex="hi" style:country-complex="IN" fo:text-shadow="none" fo:font-style="normal" style:text-underline-style="none" style:text-underline-color="font-color" fo:font-size="11pt" fo:color="#ffffff" style:text-emphasize="none" style:font-name="Roboto" fo:font-weight="normal" style:text-line-through-type="none" style:text-outline="false" style:text-line-through-mode="continuous" style:language-asian="zh" style:country-asian="CN" style:font-name-asian="Roboto" style:font-size-asian="11pt" style:font-weight-asian="normal" style:font-style-asian="normal" style:text-overline-style="none" style:text-overline-color="font-color"/>
    </style:style>
    <style:style style:name="T9" style:family="text">
      <style:text-properties style:font-style-complex="normal" style:font-relief="none" style:font-weight-complex="normal" style:font-size-complex="11pt" style:font-name-complex="Roboto" style:language-complex="hi" style:country-complex="IN" fo:language="en" fo:country="US" fo:text-shadow="none" fo:font-style="normal" style:text-underline-style="none" style:text-underline-color="font-color" fo:font-size="11pt" fo:color="#ffffff" style:font-size-asian="11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0" style:family="text">
      <style:text-properties style:font-size-asian="11pt" style:text-overline-style="none" style:text-overline-color="font-color" style:text-emphasize="none" style:font-style-asian="normal" style:font-weight-asian="normal" style:font-name-asian="Roboto" style:language-asian="zh" style:country-asian="CN" style:text-line-through-mode="continuous" style:text-outline="false" style:text-line-through-type="none" fo:font-weight="normal" style:font-name="Roboto" style:font-style-complex="normal" fo:color="#ffffff" fo:font-size="11pt" style:text-underline-style="none" style:text-underline-color="font-color" fo:font-style="normal" fo:text-shadow="none" fo:language="en" fo:country="US" style:language-complex="hi" style:country-complex="IN" style:font-name-complex="Roboto" style:font-size-complex="11pt" style:font-weight-complex="normal" style:font-relief="none"/>
    </style:style>
    <style:style style:name="T11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Roboto" style:font-name-asian="Roboto" fo:color="#211f1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1pt" style:font-name="Roboto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Roboto" style:font-name-asian="Roboto" fo:color="#f95c4a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Roboto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Office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/>
          <table:table-cell table:style-name="Default" office:value-type="string" calcext:value-type="string">
            <text:p>&gt; June 15 – psychotherapist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212" office:value-type="string" calcext:value-type="string">
            <text:p>Car Mechanic Simulator 2015</text:p>
          </table:table-cell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Car Mechanic Simulator 2015</text:p>
          </table:table-cell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Car Mechanic Simulator 2015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В предыдущих сериях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В предыдущих сериях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Office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Default"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Filmmaker IQ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Filmmaker IQ</text:p>
          </table:table-cell>
          <table:table-cell table:style-name="ce217" office:value-type="string" calcext:value-type="string">
            <text:p>Gaming Historian</text:p>
          </table:table-cell>
          <table:table-cell/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4"/>
          <table:table-cell table:style-name="ce217" office:value-type="string" calcext:value-type="string">
            <text:p>Gaming Historian</text:p>
          </table:table-cell>
          <table:table-cell/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/>
          <table:table-cell table:style-name="ce29" office:value-type="string" calcext:value-type="string">
            <text:p>Steam: write a review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109" office:value-type="time" office:time-value="PT21H00M00S" calcext:value-type="time">
            <text:p>21:00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 table:style-name="ce21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26" office:value-type="string" calcext:value-type="string">
            <text:p><text:span text:style-name="T3">Limbo</text:span></text:p>
            <text:p><text:span text:style-name="T2">Sonic The Hedgehog</text:span></text:p>
            <text:p><text:span text:style-name="T2">Splinter Cell: Pandora Tomorrow</text:span></text:p>
            <text:p>Super Mario 3</text:p>
          </table:table-cell>
          <table:table-cell table:number-columns-repeated="1016"/>
        </table:table-row>
        <table:table-row table:style-name="ro5">
          <table:table-cell table:style-name="ce111" office:value-type="time" office:time-value="PT21H30M00S" calcext:value-type="time">
            <text:p>21:30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 table:style-name="ce212" office:value-type="string" calcext:value-type="string">
            <text:p>Total War: Shogun 2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12" office:value-type="string" calcext:value-type="string">
            <text:p/>
            <text:p><text:span text:style-name="T2">Street Fighter II Turbo</text:span></text:p>
          </table:table-cell>
          <table:table-cell/>
          <table:table-cell table:style-name="ce212" office:value-type="string" calcext:value-type="string">
            <text:p><text:span text:style-name="T2">Borderlands 2</text:span></text:p>
            <text:p>Car Mechanic Simulator 2015</text:p>
            <text:p><text:span text:style-name="T1">Darkest Dungeon</text:span></text:p>
            <text:p><text:span text:style-name="T2">Street Fighter II Turbo</text:span></text:p>
            <text:p><text:span text:style-name="T2">Total War: Shogun 2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23H30M00S" calcext:value-type="time">
            <text:p>23:30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24H00M00S" calcext:value-type="time">
            <text:p>00:00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style-name="ce214" office:value-type="string" calcext:value-type="string">
            <text:p><text:span text:style-name="T3">Downton Abbey</text:span></text:p>
            <text:p>The West Wing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6" table:number-rows-repeated="1048438">
          <table:table-cell table:number-columns-repeated="1024"/>
        </table:table-row>
        <table:table-row table:style-name="ro7" table:number-rows-repeated="1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33" table:default-cell-style-name="ce207"/>
        <table:table-column table:style-name="co7" table:default-cell-style-name="ce207"/>
        <table:table-column table:style-name="co34" table:default-cell-style-name="ce207"/>
        <table:table-column table:style-name="co35" table:number-columns-repeated="5" table:default-cell-style-name="ce207"/>
        <table:table-column table:style-name="co36" table:default-cell-style-name="Default"/>
        <table:table-column table:style-name="co37" table:default-cell-style-name="Default"/>
        <table:table-column table:style-name="co37" table:default-cell-style-name="ce207"/>
        <table:table-column table:style-name="co38" table:default-cell-style-name="ce207"/>
        <table:table-column table:style-name="co39" table:default-cell-style-name="ce207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" table:number-columns-repeated="2" table:default-cell-style-name="ce207"/>
        <table:table-column table:style-name="co43" table:default-cell-style-name="ce207"/>
        <table:table-column table:style-name="co44" table:default-cell-style-name="ce207"/>
        <table:table-column table:style-name="co4" table:default-cell-style-name="ce207"/>
        <table:table-column table:style-name="co17" table:default-cell-style-name="ce207"/>
        <table:table-column table:style-name="co5" table:default-cell-style-name="ce207"/>
        <table:table-column table:style-name="co45" table:default-cell-style-name="ce207"/>
        <table:table-column table:style-name="co46" table:number-columns-repeated="2" table:default-cell-style-name="ce207"/>
        <table:table-column table:style-name="co47" table:default-cell-style-name="ce207"/>
        <table:table-column table:style-name="co48" table:default-cell-style-name="ce207"/>
        <table:table-column table:style-name="co49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7" table:default-cell-style-name="Default"/>
        <table:table-column table:style-name="co38" table:default-cell-style-name="Default"/>
        <table:table-column table:style-name="co58" table:default-cell-style-name="Default"/>
        <table:table-column table:style-name="co59" table:default-cell-style-name="ce207"/>
        <table:table-column table:style-name="co4" table:number-columns-repeated="3" table:default-cell-style-name="ce207"/>
        <table:table-column table:style-name="co56" table:default-cell-style-name="ce207"/>
        <table:table-column table:style-name="co60" table:default-cell-style-name="ce207"/>
        <table:table-column table:style-name="co61" table:default-cell-style-name="ce207"/>
        <table:table-column table:style-name="co62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number-columns-repeated="941" table:default-cell-style-name="ce207"/>
        <table:table-row table:style-name="ro8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pos 1, action / metroidvania / sim</text:p>
          </table:table-cell>
          <table:table-cell table:style-name="ce299" office:value-type="string" calcext:value-type="string">
            <text:p>Games by month, pos 2, Immersive / RPG</text:p>
          </table:table-cell>
          <table:table-cell table:style-name="ce299" office:value-type="string" calcext:value-type="string">
            <text:p>Games by month, pos 3, strategy / puzzle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17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9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9" office:value-type="string" calcext:value-type="string">
            <text:p>Interview 150 Tasks</text:p>
          </table:table-cell>
          <table:table-cell table:style-name="ce237" office:value-type="string" calcext:value-type="string">
            <text:p>Autodidacticism</text:p>
          </table:table-cell>
          <table:table-cell table:style-name="Default" table:number-columns-repeated="3"/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ce272" office:value-type="string" calcext:value-type="string">
            <text:p><text:span text:style-name="T4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Hannibal</text:span></text:p>
            <text:p><text:span text:style-name="T16">Fargo</text:span></text:p>
          </table:table-cell>
          <table:table-cell table:style-name="Default"/>
          <table:table-cell table:style-name="ce298" office:value-type="string" calcext:value-type="string">
            <text:p>Chess Fundamentals</text:p>
          </table:table-cell>
          <table:table-cell table:style-name="Default"/>
          <table:table-cell table:style-name="ce133" office:value-type="string" calcext:value-type="string">
            <text:p>Pac-Man Championship Edition Dx+</text:p>
          </table:table-cell>
          <table:table-cell table:style-name="ce135" office:value-type="string" calcext:value-type="string">
            <text:p>Portal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Fighting</text:p>
          </table:table-cell>
          <table:table-cell table:style-name="ce118" office:value-type="string" calcext:value-type="string">
            <text:p>Grand Theft Auto III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236" office:value-type="string" calcext:value-type="string">
            <text:p>Racing</text:p>
          </table:table-cell>
          <table:table-cell table:style-name="ce100" office:value-type="string" calcext:value-type="string">
            <text:p>Dungeon Keeper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1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310" office:value-type="string" calcext:value-type="string">
            <text:p>Don't Speak</text:p>
          </table:table-cell>
          <table:table-cell table:style-name="ce211" office:value-type="string" calcext:value-type="string">
            <text:p><text:span text:style-name="T4">В предыдущих сериях</text:span>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4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9" office:value-type="string" calcext:value-type="string">
            <text:p>HackerRank: Interview preparation kit</text:p>
          </table:table-cell>
          <table:table-cell table:style-name="ce232"/>
          <table:table-cell table:style-name="Default" table:number-columns-repeated="3"/>
          <table:table-cell table:style-name="ce236"/>
          <table:table-cell table:style-name="ce269" office:value-type="string" calcext:value-type="string">
            <text:p>Git: A Simple Guide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ce216" office:value-type="string" calcext:value-type="string">
            <text:p><text:span text:style-name="T4">Grammar Way: Grammarway 4: Unit 3: Adjectives</text:span>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36"/>
          <table:table-cell table:style-name="ce216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16" office:value-type="string" calcext:value-type="string">
            <text:p>Grammar Way: Irregular verbs</text:p>
            <text:p><text:span text:style-name="T4">Grammar Way: Appendix 2 Tenses (202-203)</text:span></text:p>
            <text:p>Grammar Way: Appendix 3 Verbs, Adjectives, Nouns with Prepositions (204-210)</text:p>
            <text:p>EnglishDom: Prepositions of time and place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Papers, Please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Grid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1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<text:span text:style-name="T22">В предыдущих сериях</text:span></text:p>
            <text:p><text:span text:style-name="T1">Крупным планом</text:span></text:p>
            <text:p><text:span text:style-name="T1">Через вселенные</text:span></text:p>
            <text:p><text:span text:style-name="T1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40" office:value-type="string" calcext:value-type="string">
            <text:p>Interview: documents: English letter</text:p>
            <text:p>Interview: documents: Resume</text:p>
          </table:table-cell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36"/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16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ce133" office:value-type="string" calcext:value-type="string">
            <text:p>Her Story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02" office:value-type="string" calcext:value-type="string">
            <text:p>Grim Fandango</text:p>
          </table:table-cell>
          <table:table-cell table:style-name="ce135" office:value-type="string" calcext:value-type="string">
            <text:p>Portal</text:p>
          </table:table-cell>
          <table:table-cell table:style-name="ce102" office:value-type="string" calcext:value-type="string">
            <text:p>Legend of Grimrock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Default" table:number-columns-repeated="20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Default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16" office:value-type="string" calcext:value-type="string">
            <text:p>Grammar Way: Grammarway 4: Unit 5: Modal Verbs</text:p>
          </table:table-cell>
          <table:table-cell table:style-name="ce236"/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05" office:value-type="string" calcext:value-type="string">
            <text:p>The Legend of Zelda</text:p>
          </table:table-cell>
          <table:table-cell table:style-name="ce133" office:value-type="string" calcext:value-type="string">
            <text:p>Her Story</text:p>
          </table:table-cell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16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16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500 Phrasal Verbs</text:p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ce105" office:value-type="string" calcext:value-type="string">
            <text:p>Tomb Raider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38" office:value-type="string" calcext:value-type="string">
            <text:p>Transistor</text:p>
          </table:table-cell>
          <table:table-cell table:style-name="Default" table:number-columns-repeated="6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1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16" office:value-type="string" calcext:value-type="string">
            <text:p>Grammar Way: Grammarway 4: Unit 7: Reported Speech</text:p>
          </table:table-cell>
          <table:table-cell table:style-name="ce236"/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500 Phrasal Verbs</text:p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Plato: Protagora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53" office:value-type="string" calcext:value-type="string">
            <text:p>My System</text:p>
          </table:table-cell>
          <table:table-cell table:style-name="Default" table:number-columns-repeated="5"/>
          <table:table-cell table:number-columns-repeated="2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104" office:value-type="string" calcext:value-type="string">
            <text:p>Shadowrun: Dragonfall</text:p>
          </table:table-cell>
          <table:table-cell table:style-name="Default" table:number-columns-repeated="8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2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4">MandaloreGaming</text:span></text:p>
            <text:p><text:span text:style-name="T20">Raycevick</text:span></text:p>
          </table:table-cell>
          <table:table-cell table:style-name="ce308" office:value-type="string" calcext:value-type="string">
            <text:p><text:span text:style-name="T4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1" office:value-type="string" calcext:value-type="string">
            <text:p>Don't Speak</text:p>
          </table:table-cell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/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The Oxford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My System</text:p>
          </table:table-cell>
          <table:table-cell table:style-name="ce133" office:value-type="string" calcext:value-type="string">
            <text:p>VVVVVV</text:p>
          </table:table-cell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number-columns-repeated="2"/>
          <table:table-cell table:style-name="ce100" office:value-type="string" calcext:value-type="string">
            <text:p>Rayman Origins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Default" table:number-columns-repeated="8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20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16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236"/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Oldeuboi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4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53" office:value-type="string" calcext:value-type="string">
            <text:p>My System</text:p>
          </table:table-cell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Sonic the Hedgehog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office:value-type="string" calcext:value-type="string">
            <text:p>RPG / Immersive Sim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ce224" office:value-type="string" calcext:value-type="string">
            <text:p>The Third Man</text:p>
          </table:table-cell>
          <table:table-cell table:style-name="ce236" office:value-type="string" calcext:value-type="string">
            <text:p>Pop films of 1970s-1980s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53" office:value-type="string" calcext:value-type="string">
            <text:p>My System</text:p>
          </table:table-cell>
          <table:table-cell table:style-name="Default" table:number-columns-repeated="5"/>
          <table:table-cell table:number-columns-repeated="2"/>
          <table:table-cell table:style-name="ce138" office:value-type="string" calcext:value-type="string">
            <text:p>Super Meat Boy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2"/>
          <table:table-cell table:style-name="ce100" office:value-type="string" calcext:value-type="string">
            <text:p>Deus Ex</text:p>
          </table:table-cell>
          <table:table-cell table:style-name="Default" table:number-columns-repeated="4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2">Jedi Knight: Jedi Academy</text:span></text:p>
            <text:p><text:span text:style-name="T2">Republic Commando</text:span>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ce225" office:value-type="string" calcext:value-type="string">
            <text:p>The Meditation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1">The Sonnets</text:span></text:p>
          </table:table-cell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ce285" office:value-type="string" calcext:value-type="string">
            <text:p>Sunset Blvd.</text:p>
          </table:table-cell>
          <table:table-cell table:style-name="ce224" office:value-type="string" calcext:value-type="string">
            <text:p>Enter the Drago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53" office:value-type="string" calcext:value-type="string">
            <text:p>Chess: Endings: Essential Knowledge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100" office:value-type="string" calcext:value-type="string">
            <text:p>Deus Ex: Human Revolution</text:p>
          </table:table-cell>
          <table:table-cell table:style-name="Default" table:number-columns-repeated="4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4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Default" table:number-columns-repeated="2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4">Grammar Way: Revision 4: Units 1-12</text:span>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80" office:value-type="string" calcext:value-type="string">
            <text:p>Hobbit</text:p>
            <text:p><text:span text:style-name="T15">The Sonnets</text:span></text:p>
          </table:table-cell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The Muppet Movie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53" office:value-type="string" calcext:value-type="string">
            <text:p>Chess: Endings: Essential Knowledge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2"/>
          <table:table-cell table:style-name="ce100" office:value-type="string" calcext:value-type="string">
            <text:p>Thief</text:p>
          </table:table-cell>
          <table:table-cell table:style-name="Default" table:number-columns-repeated="4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217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4">Super Bunnyhop</text:span></text:p>
            <text:p><text:span text:style-name="T20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Thinking in Java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ce285" office:value-type="string" calcext:value-type="string">
            <text:p>Rebel Without a Cause</text:p>
          </table:table-cell>
          <table:table-cell table:style-name="ce224" office:value-type="string" calcext:value-type="string">
            <text:p>Conan the Barbaria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53" office:value-type="string" calcext:value-type="string">
            <text:p>Chess: Endings: Essential Knowledge</text:p>
          </table:table-cell>
          <table:table-cell table:style-name="ce134" office:value-type="string" calcext:value-type="string">
            <text:p>Super Metroid</text:p>
          </table:table-cell>
          <table:table-cell table:style-name="ce133" office:value-type="string" calcext:value-type="string">
            <text:p>Borderlands 2</text:p>
          </table:table-cell>
          <table:table-cell table:style-name="Default" table:number-columns-repeated="3"/>
          <table:table-cell table:number-columns-repeated="2"/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The Last Starfighter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53" office:value-type="string" calcext:value-type="string">
            <text:p>Chess: Endings: Essential Knowledge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2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The Killing</text:p>
          </table:table-cell>
          <table:table-cell table:style-name="ce224" office:value-type="string" calcext:value-type="string">
            <text:p>Lawrence of Arabia</text:p>
          </table:table-cell>
          <table:table-cell table:style-name="ce224" office:value-type="string" calcext:value-type="string">
            <text:p>Evil Dead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 table:style-name="ce253" office:value-type="string" calcext:value-type="string">
            <text:p>Chess: Endings: Essential Knowledge</text:p>
          </table:table-cell>
          <table:table-cell table:style-name="Default" table:number-columns-repeated="5"/>
          <table:table-cell table:number-columns-repeated="2"/>
          <table:table-cell table:style-name="ce100" office:value-type="string" calcext:value-type="string">
            <text:p>Doom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3" office:value-type="string" calcext:value-type="string">
            <text:p>Action Comics #775</text:p>
          </table:table-cell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24" office:value-type="string" calcext:value-type="string">
            <text:p>The Karate Kid Part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 table:number-columns-repeated="7"/>
          <table:table-cell table:number-columns-repeated="2"/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1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45" office:value-type="string" calcext:value-type="string">
            <text:p><text:span text:style-name="T4"/></text:p>
            <text:p><text:span text:style-name="T4">Algorithms: part 1: week 4</text:span></text:p>
          </table:table-cell>
          <table:table-cell table:style-name="Default" table:number-columns-repeated="5"/>
          <table:table-cell table:style-name="ce236" table:number-columns-repeated="3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Frankenstein</text:p>
          </table:table-cell>
          <table:table-cell table:style-name="ce282" office:value-type="string" calcext:value-type="string">
            <text:p>Green Lantern: Rebirth</text:p>
          </table:table-cell>
          <table:table-cell table:style-name="ce286" office:value-type="string" calcext:value-type="string">
            <text:p>2001: A Space Odyssey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Earth Girls Are Easy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2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5"/>
          <table:table-cell table:style-name="ce236" table:number-columns-repeated="3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3" office:value-type="string" calcext:value-type="string">
            <text:p>Green Lantern: Rebirth</text:p>
          </table:table-cell>
          <table:table-cell table:style-name="ce286" office:value-type="string" calcext:value-type="string">
            <text:p>Clockwork Orange</text:p>
          </table:table-cell>
          <table:table-cell table:style-name="ce224" office:value-type="string" calcext:value-type="string">
            <text:p>La Pointe Courte</text:p>
          </table:table-cell>
          <table:table-cell table:style-name="ce224" office:value-type="string" calcext:value-type="string">
            <text:p>The Karate Kid Part III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4">The West Wing</text:span>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4">
          <table:table-cell table:style-name="ce231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1">Design Patterns</text:span></text:p>
            <text:p><text:span text:style-name="T1">Thinking in Java</text:span></text:p>
            <text:p><text:span text:style-name="T6">MDN: HTML — Structuring the web</text:span></text:p>
          </table:table-cell>
          <table:table-cell table:style-name="Default"/>
          <table:table-cell table:style-name="ce252" office:value-type="string" calcext:value-type="string">
            <text:p><text:span text:style-name="T12">Git: Visual Reference</text:span></text:p>
            <text:p><text:span text:style-name="T12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36" table:number-columns-repeated="3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2" office:value-type="string" calcext:value-type="string">
            <text:p>Fullmetal Alchemist. Vol. 1</text:p>
          </table:table-cell>
          <table:table-cell table:style-name="ce224" office:value-type="string" calcext:value-type="string">
            <text:p>Barry Lyndon</text:p>
          </table:table-cell>
          <table:table-cell table:style-name="ce224" office:value-type="string" calcext:value-type="string">
            <text:p>Le beau Serge</text:p>
          </table:table-cell>
          <table:table-cell table:style-name="ce236" office:value-type="string" calcext:value-type="string">
            <text:p>Pop films of 1990s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Hannibal</text:p>
          </table:table-cell>
          <table:table-cell table:style-name="ce295" office:value-type="string" calcext:value-type="string">
            <text:p>Star Trek: Deep Space Nine</text:p>
          </table:table-cell>
          <table:table-cell/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4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1">Design Patterns</text:span></text:p>
            <text:p><text:span text:style-name="T1">Thinking in Java</text:span></text:p>
            <text:p><text:span text:style-name="T1">MDN: CSS — Styling the web</text:span></text:p>
          </table:table-cell>
          <table:table-cell table:style-name="Default"/>
          <table:table-cell table:style-name="ce252" office:value-type="string" calcext:value-type="string">
            <text:p><text:span text:style-name="T12">Git: Visual Reference</text:span></text:p>
            <text:p><text:span text:style-name="T12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36" table:number-columns-repeated="3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"1984"</text:p>
            <text:p><text:span text:style-name="T1">Frankenstein</text:span></text:p>
          </table:table-cell>
          <table:table-cell table:style-name="ce282" office:value-type="string" calcext:value-type="string">
            <text:p>Fullmetal Alchemist. Vol. 1</text:p>
          </table:table-cell>
          <table:table-cell table:style-name="ce236" office:value-type="string" calcext:value-type="string">
            <text:p>David Lynch: part 1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El mariachi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Hannibal</text:p>
          </table:table-cell>
          <table:table-cell table:style-name="ce295" office:value-type="string" calcext:value-type="string">
            <text:p>Star Trek: Deep Space Nine</text:p>
          </table:table-cell>
          <table:table-cell/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 'em up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46" office:value-type="string" calcext:value-type="string">
            <text:p>Algorithms: part 1: week 5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1">Design Patterns</text:span></text:p>
            <text:p><text:span text:style-name="T1">Thinking in Java</text:span></text:p>
            <text:p><text:span text:style-name="T7">MDN: CSS — Styling the web</text:span></text:p>
          </table:table-cell>
          <table:table-cell table:style-name="Default"/>
          <table:table-cell table:style-name="ce252" office:value-type="string" calcext:value-type="string">
            <text:p><text:span text:style-name="T12">Git: Visual Reference</text:span></text:p>
            <text:p><text:span text:style-name="T12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80" office:value-type="string" calcext:value-type="string">
            <text:p>"1984"</text:p>
            <text:p><text:span text:style-name="T1">Frankenstein</text:span></text:p>
          </table:table-cell>
          <table:table-cell table:style-name="ce283" office:value-type="string" calcext:value-type="string">
            <text:p>Fullmetal Alchemist. Vol. 1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Hiroshima mon amour</text:p>
          </table:table-cell>
          <table:table-cell table:style-name="ce224" office:value-type="string" calcext:value-type="string">
            <text:p>Beauty and the Beas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/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Contra</text:p>
          </table:table-cell>
          <table:table-cell table:style-name="Default" table:number-columns-repeated="6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1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230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1</text:p>
            <text:p><text:span text:style-name="T5">Algorithms: part 2: week 2</text:span></text:p>
          </table:table-cell>
          <table:table-cell table:style-name="Default"/>
          <table:table-cell table:style-name="ce250" office:value-type="string" calcext:value-type="string">
            <text:p>SCRUM and XP from the trenches</text:p>
            <text:p><text:span text:style-name="T1">Design Patterns</text:span></text:p>
            <text:p><text:span text:style-name="T1">Thinking in Java</text:span></text:p>
            <text:p><text:span text:style-name="T8">Test-Driven Web Development with Python</text:span></text:p>
            <text:p><text:span text:style-name="T8">MDN: JavaScript — Dynamic client-side scripting</text:span></text:p>
          </table:table-cell>
          <table:table-cell table:style-name="Default"/>
          <table:table-cell table:style-name="ce252" office:value-type="string" calcext:value-type="string">
            <text:p><text:span text:style-name="T12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3"/>
          <table:table-cell table:style-name="ce216" office:value-type="string" calcext:value-type="string">
            <text:p>Adjectives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The Elephant Man</text:p>
          </table:table-cell>
          <table:table-cell table:style-name="ce224" office:value-type="string" calcext:value-type="string">
            <text:p>À bout de souffle</text:p>
          </table:table-cell>
          <table:table-cell table:style-name="ce285" office:value-type="string" calcext:value-type="string">
            <text:p>Aladdi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Default"/>
          <table:table-cell table:style-name="ce105" office:value-type="string" calcext:value-type="string">
            <text:p>Street Fighter II: Chun-Li and Ryu</text:p>
          </table:table-cell>
          <table:table-cell table:style-name="ce104" office:value-type="string" calcext:value-type="string">
            <text:p>Shadowrun: Dragonfall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3</text:p>
            <text:p><text:span text:style-name="T5">Algorithms: part 2: week 4</text:span></text:p>
          </table:table-cell>
          <table:table-cell table:style-name="Default"/>
          <table:table-cell table:style-name="ce250" office:value-type="string" calcext:value-type="string">
            <text:p>SCRUM and XP from the trenches</text:p>
            <text:p><text:span text:style-name="T1">Design Patterns</text:span></text:p>
            <text:p><text:span text:style-name="T1">Thinking in Java</text:span></text:p>
            <text:p><text:span text:style-name="T8">Test-Driven Web Development with Python</text:span></text:p>
            <text:p><text:span text:style-name="T8">MDN: JavaScript — Dynamic client-side scripting</text:span></text:p>
          </table:table-cell>
          <table:table-cell table:style-name="Default"/>
          <table:table-cell table:style-name="ce252" office:value-type="string" calcext:value-type="string">
            <text:p><text:span text:style-name="T12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3"/>
          <table:table-cell table:style-name="ce216" office:value-type="string" calcext:value-type="string">
            <text:p>Adjectives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Blue Velvet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85" office:value-type="string" calcext:value-type="string">
            <text:p>Pocahonta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5</text:p>
            <text:p><text:span text:style-name="T5">Algorithms: part 2: week 6</text:span></text:p>
          </table:table-cell>
          <table:table-cell table:style-name="Default"/>
          <table:table-cell table:style-name="ce250" office:value-type="string" calcext:value-type="string">
            <text:p>SCRUM and XP from the trenches</text:p>
            <text:p><text:span text:style-name="T1">Design Patterns</text:span></text:p>
            <text:p><text:span text:style-name="T1">Thinking in Java</text:span></text:p>
            <text:p><text:span text:style-name="T8">Test-Driven Web Development with Python</text:span></text:p>
            <text:p><text:span text:style-name="T8">MDN: Web forms — Working with user data</text:span></text:p>
          </table:table-cell>
          <table:table-cell table:style-name="Default"/>
          <table:table-cell table:style-name="ce252" office:value-type="string" calcext:value-type="string">
            <text:p><text:span text:style-name="T12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Default"/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">Frankenstein</text:span></text:p>
          </table:table-cell>
          <table:table-cell table:style-name="ce282" office:value-type="string" calcext:value-type="string">
            <text:p>Ghost in the Shell</text:p>
          </table:table-cell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La jetée</text:p>
          </table:table-cell>
          <table:table-cell table:style-name="ce285" office:value-type="string" calcext:value-type="string">
            <text:p>Mula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/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5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Default" table:number-columns-repeated="2"/>
          <table:table-cell table:style-name="ce250" office:value-type="string" calcext:value-type="string">
            <text:p>SCRUM and XP from the trenches</text:p>
            <text:p><text:span text:style-name="T1">Design Patterns</text:span></text:p>
            <text:p><text:span text:style-name="T1">Thinking in Java</text:span></text:p>
            <text:p><text:span text:style-name="T7">Test-Driven Web Development with Python</text:span></text:p>
            <text:p><text:span text:style-name="T7">MDN: Accessibility — make the web usable by everyone</text:span></text:p>
          </table:table-cell>
          <table:table-cell table:style-name="Default"/>
          <table:table-cell table:style-name="ce252" office:value-type="string" calcext:value-type="string">
            <text:p><text:span text:style-name="T12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Default"/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Анна Каренина</text:p>
            <text:p><text:span text:style-name="T15">Frankenstein</text:span></text:p>
          </table:table-cell>
          <table:table-cell table:style-name="ce283" office:value-type="string" calcext:value-type="string">
            <text:p>Ghost in the Shell</text:p>
          </table:table-cell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Army of Darknes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/>
          <table:table-cell table:style-name="Default" office:value-type="string" calcext:value-type="string">
            <text:p>Approximately: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1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9">Test-Driven Web Development with Python</text:span></text:p>
            <text:p><text:span text:style-name="T10">MDN: Web Performance — making websites fast and responsive</text:span></text:p>
          </table:table-cell>
          <table:table-cell table:style-name="Default"/>
          <table:table-cell table:style-name="ce252" office:value-type="string" calcext:value-type="string">
            <text:p>The Architecture of Open Source Applications</text:p>
            <text:p><text:span text:style-name="T12">Git: Learn Git Branching</text:span></text:p>
            <text:p><text:span text:style-name="T13">Pro Git</text:span></text:p>
            <text:p><text:span text:style-name="T13">App 1: BaseOfGames</text:span></text:p>
            <text:p><text:span text:style-name="T12">App 2: ?</text:span></text:p>
          </table:table-cell>
          <table:table-cell table:style-name="Default" table:number-columns-repeated="2"/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36" office:value-type="string" calcext:value-type="string">
            <text:p/>
            <text:p>Hayao Miyazaki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24" office:value-type="string" calcext:value-type="string">
            <text:p>Mortal Kombat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/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Deus Ex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9">Test-Driven Web Development with Python</text:span></text:p>
            <text:p><text:span text:style-name="T10">MDN: Web Performance — making websites fast and responsive</text:span></text:p>
          </table:table-cell>
          <table:table-cell table:style-name="Default"/>
          <table:table-cell table:style-name="ce252" office:value-type="string" calcext:value-type="string">
            <text:p>The Architecture of Open Source Applications</text:p>
            <text:p><text:span text:style-name="T12">Git: Learn Git Branching</text:span></text:p>
            <text:p><text:span text:style-name="T13">Pro Git</text:span></text:p>
            <text:p><text:span text:style-name="T13">App 1: BaseOfGames</text:span></text:p>
            <text:p><text:span text:style-name="T12">App 2: ?</text:span></text:p>
          </table:table-cell>
          <table:table-cell table:style-name="Default" table:number-columns-repeated="2"/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87" office:value-type="string" calcext:value-type="string">
            <text:p>Howl's Moving Castle</text:p>
          </table:table-cell>
          <table:table-cell table:style-name="ce224" office:value-type="string" calcext:value-type="string">
            <text:p>Bonnie and Clyde</text:p>
          </table:table-cell>
          <table:table-cell table:style-name="ce224" office:value-type="string" calcext:value-type="string">
            <text:p>Apollo 13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/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9">Test-Driven Web Development with Python</text:span></text:p>
            <text:p><text:span text:style-name="T10">MDN: Web Performance — making websites fast and responsive</text:span></text:p>
          </table:table-cell>
          <table:table-cell table:style-name="Default"/>
          <table:table-cell table:style-name="ce252" office:value-type="string" calcext:value-type="string">
            <text:p>The Architecture of Open Source Applications</text:p>
            <text:p><text:span text:style-name="T12">Git: Learn Git Branching</text:span></text:p>
            <text:p><text:span text:style-name="T13">Pro Git</text:span></text:p>
            <text:p><text:span text:style-name="T13">App 1: BaseOfGames</text:span></text:p>
            <text:p><text:span text:style-name="T12">App 2: ?</text:span></text:p>
          </table:table-cell>
          <table:table-cell table:style-name="Default" table:number-columns-repeated="2"/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1</text:p>
          </table:table-cell>
          <table:table-cell table:style-name="ce213" office:value-type="string" calcext:value-type="string">
            <text:p>Анна Каренина</text:p>
          </table:table-cell>
          <table:table-cell table:style-name="ce282" office:value-type="string" calcext:value-type="string">
            <text:p>Hellboy: Seed of Destruction</text:p>
          </table:table-cell>
          <table:table-cell table:style-name="ce287" office:value-type="string" calcext:value-type="string">
            <text:p>The Wind Rises</text:p>
          </table:table-cell>
          <table:table-cell table:style-name="ce224" office:value-type="string" calcext:value-type="string">
            <text:p>Easy Rider</text:p>
          </table:table-cell>
          <table:table-cell table:style-name="ce224" office:value-type="string" calcext:value-type="string">
            <text:p>Johnny Mnemonic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/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9">Test-Driven Web Development with Python</text:span></text:p>
            <text:p><text:span text:style-name="T10">MDN: Web Performance — making websites fast and responsive</text:span></text:p>
          </table:table-cell>
          <table:table-cell table:style-name="Default"/>
          <table:table-cell table:style-name="ce252" office:value-type="string" calcext:value-type="string">
            <text:p>The Architecture of Open Source Applications</text:p>
            <text:p><text:span text:style-name="T12">Git: Learn Git Branching</text:span></text:p>
            <text:p><text:span text:style-name="T13">Pro Git</text:span></text:p>
            <text:p><text:span text:style-name="T13">App 1: BaseOfGames</text:span></text:p>
            <text:p><text:span text:style-name="T12">App 2: ?</text:span></text:p>
          </table:table-cell>
          <table:table-cell table:style-name="Default" table:number-columns-repeated="2"/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2</text:p>
          </table:table-cell>
          <table:table-cell table:style-name="ce280" office:value-type="string" calcext:value-type="string">
            <text:p>Анна Каренина</text:p>
          </table:table-cell>
          <table:table-cell table:style-name="ce283" office:value-type="string" calcext:value-type="string">
            <text:p>Hellboy: Seed of Destruction</text:p>
          </table:table-cell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Night of the Living Dead</text:p>
          </table:table-cell>
          <table:table-cell table:style-name="ce224" office:value-type="string" calcext:value-type="string">
            <text:p>Six-String Samurai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1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236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232"/>
          <table:table-cell table:style-name="ce213" office:value-type="string" calcext:value-type="string">
            <text:p>LOTR 3</text:p>
          </table:table-cell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Batman: Year One</text:p>
          </table:table-cell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The Exorcist</text:p>
          </table:table-cell>
          <table:table-cell table:style-name="ce286" office:value-type="string" calcext:value-type="string">
            <text:p>Dark City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36"/>
          <table:table-cell table:style-name="ce100" office:value-type="string" calcext:value-type="string">
            <text:p>Metal Gear Solid: Peace Walker</text:p>
          </table:table-cell>
          <table:table-cell table:style-name="ce100" office:value-type="string" calcext:value-type="string">
            <text:p>Thief</text:p>
          </table:table-cell>
          <table:table-cell table:style-name="ce100" office:value-type="string" calcext:value-type="string">
            <text:p>Dungeon Keepe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Default"/>
          <table:table-cell table:style-name="ce236"/>
          <table:table-cell table:style-name="ce251" office:value-type="string" calcext:value-type="string">
            <text:p>2D Game Development: From Zero to Her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Default"/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Millenium Actress</text:p>
          </table:table-cell>
          <table:table-cell table:style-name="ce224" office:value-type="string" calcext:value-type="string">
            <text:p>American Graffiti</text:p>
          </table:table-cell>
          <table:table-cell table:style-name="ce224" office:value-type="string" calcext:value-type="string">
            <text:p>The Boondock Saints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Default"/>
          <table:table-cell table:style-name="ce236"/>
          <table:table-cell table:style-name="ce251" office:value-type="string" calcext:value-type="string">
            <text:p>2D Game Development: From Zero to Hero</text:p>
          </table:table-cell>
          <table:table-cell table:style-name="Default"/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Аэлита</text:p>
          </table:table-cell>
          <table:table-cell table:style-name="ce283" office:value-type="string" calcext:value-type="string">
            <text:p>Batman: Year One</text:p>
          </table:table-cell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Chinatown</text:p>
          </table:table-cell>
          <table:table-cell table:style-name="ce224" office:value-type="string" calcext:value-type="string">
            <text:p>The Iron Giant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Default" table:number-columns-repeated="2"/>
          <table:table-cell table:style-name="ce251" office:value-type="string" calcext:value-type="string">
            <text:p>2D Game Development: From Zero to Hero</text:p>
          </table:table-cell>
          <table:table-cell table:style-name="Default"/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Аэлита</text:p>
          </table:table-cell>
          <table:table-cell table:style-name="ce282" office:value-type="string" calcext:value-type="string">
            <text:p>Watchmen</text:p>
          </table:table-cell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36" office:value-type="string" calcext:value-type="string">
            <text:p>Pop films of 0s</text:p>
          </table:table-cell>
          <table:table-cell table:style-name="Default"/>
          <table:table-cell table:style-name="ce214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Default"/>
          <table:table-cell table:style-name="ce236"/>
          <table:table-cell table:style-name="ce251" office:value-type="string" calcext:value-type="string">
            <text:p><text:span text:style-name="T5">2D Game Development: From Zero to Hero</text:span></text:p>
            <text:p><text:span text:style-name="T5">Invent Your Own Computer Games with Python</text:span></text:p>
          </table:table-cell>
          <table:table-cell table:style-name="Default"/>
          <table:table-cell table:style-name="ce236" table:number-columns-repeated="5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232"/>
          <table:table-cell table:style-name="ce236"/>
          <table:table-cell table:style-name="ce280" office:value-type="string" calcext:value-type="string">
            <text:p>Аэлита</text:p>
          </table:table-cell>
          <table:table-cell table:style-name="ce282" office:value-type="string" calcext:value-type="string">
            <text:p>Watchmen</text:p>
          </table:table-cell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Rocky</text:p>
          </table:table-cell>
          <table:table-cell table:style-name="ce286" office:value-type="string" calcext:value-type="string">
            <text:p>American Psycho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1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Default"/>
          <table:table-cell table:style-name="ce236"/>
          <table:table-cell table:style-name="ce251" office:value-type="string" calcext:value-type="string">
            <text:p><text:span text:style-name="T5">2D Game Development: From Zero to Hero</text:span></text:p>
            <text:p><text:span text:style-name="T5">Invent Your Own Computer Games with Python</text:span></text:p>
          </table:table-cell>
          <table:table-cell table:style-name="Default" table:number-columns-repeated="2"/>
          <table:table-cell table:style-name="ce236" table:number-columns-repeated="4"/>
          <table:table-cell table:style-name="Default"/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3" office:value-type="string" calcext:value-type="string">
            <text:p>Watchmen</text:p>
          </table:table-cell>
          <table:table-cell table:style-name="ce224" office:value-type="string" calcext:value-type="string">
            <text:p>Amores perro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36" office:value-type="string" calcext:value-type="string">
            <text:p>Meryl Streep. Vol 1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ce100" office:value-type="string" calcext:value-type="string">
            <text:p>Papers, Please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<text:span text:style-name="T5">2D Game Development: From Zero to Hero</text:span></text:p>
            <text:p><text:span text:style-name="T5">Invent Your Own Computer Games with Python</text:span></text:p>
          </table:table-cell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21 Grams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85" office:value-type="string" calcext:value-type="string">
            <text:p>The Deer Hunt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<text:span text:style-name="T5">2D Game Development: From Zero to Hero</text:span></text:p>
            <text:p><text:span text:style-name="T5">Invent Your Own Computer Games with Python</text:span>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ce232"/>
          <table:table-cell table:style-name="ce236"/>
          <table:table-cell table:style-name="ce213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Dead Poets Society</text:p>
          </table:table-cell>
          <table:table-cell table:style-name="ce285" office:value-type="string" calcext:value-type="string">
            <text:p>Kramer vs. Kram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65" office:value-type="string" calcext:value-type="string">
            <text:p><text:span text:style-name="T11">2D Game Development: From Zero to Hero</text:span></text:p>
            <text:p><text:span text:style-name="T5">Invent Your Own Computer Games with Python</text:span></text:p>
          </table:table-cell>
          <table:table-cell table:style-name="Default"/>
          <table:table-cell table:style-name="ce236" table:number-columns-repeated="7"/>
          <table:table-cell table:style-name="ce232"/>
          <table:table-cell table:style-name="ce236"/>
          <table:table-cell table:style-name="ce280" office:value-type="string" calcext:value-type="string">
            <text:p>Krew elfów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Birdman or (The Unexpected Virtue of Ignorance)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1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<text:span text:style-name="T5">Learn OpenGL</text:span></text:p>
            <text:p>Making Games with Python &amp; Pygame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Marvel Unlimited</text:p>
          </table:table-cell>
          <table:table-cell table:style-name="ce236" office:value-type="string" calcext:value-type="string">
            <text:p>Guillermo del Toro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Sophie's Choice</text:p>
          </table:table-cell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Soma</text:p>
          </table:table-cell>
          <table:table-cell table:style-name="ce138" office:value-type="string" calcext:value-type="string">
            <text:p>Transisto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<text:span text:style-name="T5">Learn OpenGL</text:span></text:p>
            <text:p>Making Games with Python &amp; Pygame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Marvel Unlimited</text:p>
          </table:table-cell>
          <table:table-cell table:style-name="ce224" office:value-type="string" calcext:value-type="string">
            <text:p>Cronos</text:p>
          </table:table-cell>
          <table:table-cell table:style-name="ce224" office:value-type="string" calcext:value-type="string">
            <text:p>Clerks</text:p>
          </table:table-cell>
          <table:table-cell table:style-name="ce224" office:value-type="string" calcext:value-type="string">
            <text:p>Silkwood</text:p>
          </table:table-cell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<text:span text:style-name="T5">Learn OpenGL</text:span></text:p>
            <text:p>Making Games with Python &amp; Pygame</text:p>
          </table:table-cell>
          <table:table-cell table:style-name="Default"/>
          <table:table-cell table:style-name="ce236" table:number-columns-repeated="7"/>
          <table:table-cell table:style-name="ce232"/>
          <table:table-cell table:style-name="ce236"/>
          <table:table-cell table:style-name="ce213" office:value-type="string" calcext:value-type="string">
            <text:p>At the Mountains of Madness</text:p>
          </table:table-cell>
          <table:table-cell table:style-name="ce282" office:value-type="string" calcext:value-type="string">
            <text:p>The Man Who Laughs or Batman: The Long Halloween</text:p>
          </table:table-cell>
          <table:table-cell table:style-name="ce224" office:value-type="string" calcext:value-type="string">
            <text:p>The Devil’s Backbone</text:p>
          </table:table-cell>
          <table:table-cell table:style-name="ce224" office:value-type="string" calcext:value-type="string">
            <text:p>Little Women</text:p>
          </table:table-cell>
          <table:table-cell table:style-name="ce224" office:value-type="string" calcext:value-type="string">
            <text:p>Out of Africa</text:p>
          </table:table-cell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<text:span text:style-name="T5">Learn OpenGL</text:span></text:p>
            <text:p>Making Games with Python &amp; Pygame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80" office:value-type="string" calcext:value-type="string">
            <text:p>At the Mountains of Madness</text:p>
          </table:table-cell>
          <table:table-cell table:style-name="ce283" office:value-type="string" calcext:value-type="string">
            <text:p>The Man Who Laughs or Batman: The Long Halloween</text:p>
          </table:table-cell>
          <table:table-cell table:style-name="ce224" office:value-type="string" calcext:value-type="string">
            <text:p>Hellboy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Diane Kruger</text:p>
          </table:table-cell>
          <table:table-cell table:style-name="Default" table:number-columns-repeated="2"/>
          <table:table-cell table:style-name="ce236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1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Green Lantern: GLC Recharge</text:p>
          </table:table-cell>
          <table:table-cell table:style-name="ce286" office:value-type="string" calcext:value-type="string">
            <text:p>Pacific Rim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Wicker Park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Shadow Tactics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Crimson Peak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Joyeux Noël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2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3" office:value-type="string" calcext:value-type="string">
            <text:p>Green Lantern: GLC Recharge</text:p>
          </table:table-cell>
          <table:table-cell table:style-name="ce236" office:value-type="string" calcext:value-type="string">
            <text:p>Wes Anderson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Pour ell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Hamlet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24" office:value-type="string" calcext:value-type="string">
            <text:p>Moonrise Kingdom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Unknow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80" office:value-type="string" calcext:value-type="string">
            <text:p>Hamlet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Les adieux à la rein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1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36" office:value-type="string" calcext:value-type="string">
            <text:p>Alfred Hitchcock: part 1</text:p>
          </table:table-cell>
          <table:table-cell table:style-name="ce224" office:value-type="string" calcext:value-type="string">
            <text:p>A Scanner Darkly</text:p>
          </table:table-cell>
          <table:table-cell table:style-name="ce224" office:value-type="string" calcext:value-type="string">
            <text:p>The Infiltrator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ce100" office:value-type="string" calcext:value-type="string">
            <text:p>Dragon Age: Origins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3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Aus dem Nichts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ce235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2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Rope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aniel Day-Lewis: part 1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Default"/>
          <table:table-cell table:style-name="ce236" table:number-columns-repeated="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ce232"/>
          <table:table-cell table:style-name="ce236"/>
          <table:table-cell table:style-name="ce213" office:value-type="string" calcext:value-type="string">
            <text:p>The Hound of the Baskervilles</text:p>
          </table:table-cell>
          <table:table-cell table:style-name="ce283" office:value-type="string" calcext:value-type="string">
            <text:p>V for Vendetta or Swamp Thing or Killing Joke</text:p>
          </table:table-cell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Moonlight</text:p>
          </table:table-cell>
          <table:table-cell table:style-name="ce224" office:value-type="string" calcext:value-type="string">
            <text:p>My Left Foot: The Story of Christy Brown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1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8"/>
          <table:table-cell table:style-name="ce232"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ce224" office:value-type="string" calcext:value-type="string">
            <text:p>The Lighthouse</text:p>
          </table:table-cell>
          <table:table-cell table:style-name="ce224" office:value-type="string" calcext:value-type="string">
            <text:p>There Will Be Blood</text:p>
          </table:table-cell>
          <table:table-cell table:style-name="ce236"/>
          <table:table-cell table:style-name="Default"/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1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2" table:style-name="ce233" office:value-type="string" calcext:value-type="string">
            <text:p>~</text:p>
          </table:table-cell>
          <table:table-cell table:style-name="ce232"/>
          <table:table-cell table:number-columns-repeated="3"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ce285" office:value-type="string" calcext:value-type="string">
            <text:p>Parasite</text:p>
          </table:table-cell>
          <table:table-cell table:style-name="ce224" office:value-type="string" calcext:value-type="string">
            <text:p>Lincoln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 table:number-columns-repeated="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19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6" office:value-type="string" calcext:value-type="string">
            <text:p>Read 40 scientific and popualr science books:</text:p>
          </table:table-cell>
          <table:table-cell table:style-name="ce249" office:value-type="string" calcext:value-type="string">
            <text:p>HackerRank: 10 days of math statistics</text:p>
          </table:table-cell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52" office:value-type="string" calcext:value-type="string">
            <text:p>Emacs Lisp</text:p>
          </table:table-cell>
          <table:table-cell table:style-name="ce236" table:number-columns-repeated="5"/>
          <table:table-cell table:style-name="Default"/>
          <table:table-cell table:style-name="ce236"/>
          <table:table-cell table:style-name="ce232"/>
          <table:table-cell table:style-name="ce236" office:value-type="string" calcext:value-type="string">
            <text:p>Read 12 fiction books:</text:p>
          </table:table-cell>
          <table:table-cell table:style-name="ce236"/>
          <table:table-cell table:style-name="ce236" office:value-type="string" calcext:value-type="string">
            <text:p>Read 20 Comics (inc. 10 issues from runs)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236" table:formula="of:=SUM([.X55:.AA55])" office:value-type="float" office:value="45" calcext:value-type="float">
            <text:p>45</text:p>
          </table:table-cell>
          <table:table-cell table:style-name="ce236"/>
          <table:table-cell table:style-name="Default"/>
          <table:table-cell table:style-name="ce236" table:number-columns-repeated="6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3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48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Setting up an Emacs+Java IDE / Editor</text:p>
          </table:table-cell>
          <table:table-cell table:style-name="ce236" table:number-columns-repeated="5"/>
          <table:table-cell table:style-name="Default"/>
          <table:table-cell table:style-name="ce236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 table:style-name="Default" table:formula="of:=COUNTA([.X56:.X70])" office:value-type="float" office:value="15" calcext:value-type="float">
            <text:p>15</text:p>
          </table:table-cell>
          <table:table-cell table:style-name="Default" table:formula="of:=COUNTA([.Y56:.Y70])" office:value-type="float" office:value="8" calcext:value-type="float">
            <text:p>8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236" table:number-columns-repeated="5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3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7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/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rooklyn Nine-Nine (s8)</text:p>
          </table:table-cell>
          <table:table-cell table:style-name="ce214" office:value-type="string" calcext:value-type="string">
            <text:p>Hannibal (<text:span text:style-name="T4">1</text:span>, 2, 3)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36" table:number-columns-repeated="5"/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Programming Pearls</text:p>
          </table:table-cell>
          <table:table-cell table:style-name="ce236" table:number-columns-repeated="3"/>
          <table:table-cell table:style-name="ce252" office:value-type="string" calcext:value-type="string">
            <text:p>Ranger (sandbox)</text:p>
          </table:table-cell>
          <table:table-cell table:style-name="ce236" table:number-columns-repeated="7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/>
          <table:table-cell table:style-name="ce282" office:value-type="string" calcext:value-type="string">
            <text:p>The Man Who Laughs | Batman: The Long Halloween</text:p>
          </table:table-cell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ce209" office:value-type="string" calcext:value-type="string">
            <text:p>Initial D First Stage</text:p>
          </table:table-cell>
          <table:table-cell table:style-name="ce295" office:value-type="string" calcext:value-type="string">
            <text:p>Cobra Kai (3s)</text:p>
          </table:table-cell>
          <table:table-cell table:style-name="ce96" office:value-type="string" calcext:value-type="string">
            <text:p>The West Wing (<text:span text:style-name="T4">1</text:span>, 2, 3s)</text:p>
          </table:table-cell>
          <table:table-cell table:style-name="ce295" office:value-type="string" calcext:value-type="string">
            <text:p>Maniac</text:p>
          </table:table-cell>
          <table:table-cell table:style-name="ce236" table:number-columns-repeated="5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24" office:value-type="string" calcext:value-type="string">
            <text:p>Mega Man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5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SICP</text:p>
          </table:table-cell>
          <table:table-cell table:style-name="ce236" table:number-columns-repeated="3"/>
          <table:table-cell table:style-name="ce252" office:value-type="string" calcext:value-type="string">
            <text:p>FrankerFaceZ (sandbox)</text:p>
          </table:table-cell>
          <table:table-cell table:style-name="ce236" table:number-columns-repeated="7"/>
          <table:table-cell table:style-name="ce232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82" office:value-type="string" calcext:value-type="string">
            <text:p>Green Lantern: Rebirth</text:p>
          </table:table-cell>
          <table:table-cell table:style-name="ce236" office:value-type="string" calcext:value-type="string">
            <text:p>John Carpenter: part 1</text:p>
          </table:table-cell>
          <table:table-cell table:style-name="Default" table:number-columns-repeated="2"/>
          <table:table-cell table:style-name="ce209" office:value-type="string" calcext:value-type="string">
            <text:p>The Tatami Galaxy</text:p>
          </table:table-cell>
          <table:table-cell table:style-name="ce214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36" table:number-columns-repeated="5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Rayman Origins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6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The Fog</text:p>
          </table:table-cell>
          <table:table-cell table:style-name="Default" table:number-columns-repeated="2"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36" table:number-columns-repeated="5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Анна Каренина</text:p>
          </table:table-cell>
          <table:table-cell table:style-name="Default"/>
          <table:table-cell table:style-name="ce282" office:value-type="string" calcext:value-type="string">
            <text:p>Hellboy: Seed of Destruction</text:p>
          </table:table-cell>
          <table:table-cell table:style-name="ce224" office:value-type="string" calcext:value-type="string">
            <text:p>Christine</text:p>
          </table:table-cell>
          <table:table-cell table:style-name="Default" table:number-columns-repeated="2"/>
          <table:table-cell table:style-name="ce294" office:value-type="string" calcext:value-type="string">
            <text:p>Mob Psycho 2</text:p>
          </table:table-cell>
          <table:table-cell table:style-name="ce214" office:value-type="string" calcext:value-type="string">
            <text:p>Veep</text:p>
          </table:table-cell>
          <table:table-cell table:style-name="ce214" office:value-type="string" calcext:value-type="string">
            <text:p>The Sopranos (2s)</text:p>
          </table:table-cell>
          <table:table-cell table:style-name="ce295" office:value-type="string" calcext:value-type="string">
            <text:p>Star Trek: Deep Space Nine (3-5s)</text:p>
          </table:table-cell>
          <table:table-cell table:style-name="ce236" table:number-columns-repeated="5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style-name="ce138" office:value-type="string" calcext:value-type="string">
            <text:p>Super Meat Boy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7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utomate the Boring Stuff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Аэлита</text:p>
          </table:table-cell>
          <table:table-cell table:style-name="Default"/>
          <table:table-cell table:style-name="ce282" office:value-type="string" calcext:value-type="string">
            <text:p>Watchmen</text:p>
          </table:table-cell>
          <table:table-cell table:style-name="ce224" office:value-type="string" calcext:value-type="string">
            <text:p>Starman</text:p>
          </table:table-cell>
          <table:table-cell table:style-name="Default" table:number-columns-repeated="2"/>
          <table:table-cell table:style-name="ce294" office:value-type="string" calcext:value-type="string">
            <text:p>Showa Genroku Rakugo Shinju</text:p>
          </table:table-cell>
          <table:table-cell table:style-name="ce214" office:value-type="string" calcext:value-type="string">
            <text:p>Parks and Recreation</text:p>
          </table:table-cell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36" table:number-columns-repeated="5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e Hitchhiker's Guide to Python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ce213" office:value-type="string" calcext:value-type="string">
            <text:p>Krew elfów</text:p>
          </table:table-cell>
          <table:table-cell table:style-name="Default"/>
          <table:table-cell table:style-name="ce282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95" office:value-type="string" calcext:value-type="string">
            <text:p>Black Lagoon (2s)</text:p>
          </table:table-cell>
          <table:table-cell table:style-name="ce214" office:value-type="string" calcext:value-type="string">
            <text:p>The Good Place 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36" table:number-columns-repeated="5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Python Pocket Reference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At the Mountains of Madness</text:p>
          </table:table-cell>
          <table:table-cell table:style-name="Default"/>
          <table:table-cell table:style-name="ce282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95" office:value-type="string" calcext:value-type="string">
            <text:p>Madoka Magica</text:p>
          </table:table-cell>
          <table:table-cell table:style-name="ce214" office:value-type="string" calcext:value-type="string">
            <text:p>Community</text:p>
          </table:table-cell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36" table:number-columns-repeated="5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Introduction to Probability by Grinstead &amp; Snell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Трудно быть богом</text:p>
          </table:table-cell>
          <table:table-cell table:style-name="Default"/>
          <table:table-cell table:style-name="ce282" office:value-type="string" calcext:value-type="string">
            <text:p>Ghost in the Shell</text:p>
          </table:table-cell>
          <table:table-cell table:style-name="Default" table:number-columns-repeated="3"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6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3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Stats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Hamlet</text:p>
          </table:table-cell>
          <table:table-cell table:style-name="Default" table:number-columns-repeated="5"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6"/>
          <table:table-cell table:style-name="ce212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Bayes</text:p>
          </table:table-cell>
          <table:table-cell table:style-name="ce236" table:number-columns-repeated="11"/>
          <table:table-cell table:style-name="ce232"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6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 table:number-columns-repeated="11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/>
          <table:table-cell table:style-name="ce236" table:number-columns-repeated="5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 Patterns</text:p>
          </table:table-cell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Fargo (<text:span text:style-name="T4">3, </text:span>4s)</text:p>
          </table:table-cell>
          <table:table-cell table:style-name="ce236" table:number-columns-repeated="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05" office:value-type="string" calcext:value-type="string">
            <text:p>Tomb Raider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Default" table:number-columns-repeated="6"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6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SCRUM and XP from the trenches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Default" table:number-columns-repeated="6"/>
          <table:table-cell table:style-name="ce214" office:value-type="string" calcext:value-type="string">
            <text:p>Paranoia Agent</text:p>
          </table:table-cell>
          <table:table-cell table:style-name="Default" table:number-columns-repeated="2"/>
          <table:table-cell table:style-name="ce236" table:number-columns-repeated="6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Kanban and Scrum - Making the Most of Both</text:p>
          </table:table-cell>
          <table:table-cell table:style-name="Default"/>
          <table:table-cell table:style-name="ce236" table:number-columns-repeated="10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ing Interfaces (patterns)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AntiPatterns and Pitfall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vs. Service-Oriented Architectur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Reactive Microsystem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est-Driven Web Development with Python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Code Complete | Pragmatic Programmer | Refactoring | Clean Cod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rine 2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hinking in Java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Eloquent JavaScript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2D Game Development: From Zero to Hero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Learn OpenGL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Linux Command Line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Architecture of Open Source Application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16" office:value-type="string" calcext:value-type="string">
            <text:p>Grammar Way: Grammarway 4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alogues by Plato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The Meditations by Aurelius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scourse on the Method by Descartes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/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19" office:value-type="string" calcext:value-type="string">
            <text:p>Chess Fundamentals by Capablanca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1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7"/>
          <table:table-cell table:style-name="ce236" table:number-columns-repeated="3"/>
          <table:table-cell table:style-name="Default" table:number-columns-repeated="6"/>
          <table:table-cell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16"/>
          <table:table-cell/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5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2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34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/>
          <table:table-cell/>
          <table:table-cell table:style-name="Default" table:number-columns-repeated="2"/>
          <table:table-cell table:style-name="ce282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36" office:value-type="string" calcext:value-type="string">
            <text:p>Liv Tyler</text:p>
          </table:table-cell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Graph Theory by Ashay Dharwadker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/>
          <table:table-cell/>
          <table:table-cell table:style-name="Default" table:number-columns-repeated="2"/>
          <table:table-cell table:style-name="ce282" office:value-type="string" calcext:value-type="string">
            <text:p>Green Lantern: Rebirth</text:p>
          </table:table-cell>
          <table:table-cell table:style-name="ce285" office:value-type="string" calcext:value-type="string">
            <text:p>Rashômon</text:p>
          </table:table-cell>
          <table:table-cell table:style-name="ce224" office:value-type="string" calcext:value-type="string">
            <text:p>Rio Bravo</text:p>
          </table:table-cell>
          <table:table-cell table:style-name="ce224" office:value-type="string" calcext:value-type="string">
            <text:p>Heavy</text:p>
          </table:table-cell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The Great Escape</text:p>
          </table:table-cell>
          <table:table-cell table:style-name="ce224" office:value-type="string" calcext:value-type="string">
            <text:p>Empire Records</text:p>
          </table:table-cell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2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number-columns-repeated="2"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Stealing Beauty</text:p>
          </table:table-cell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0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6"/>
          <table:table-cell/>
          <table:table-cell table:style-name="Default" table:number-columns-repeated="2"/>
          <table:table-cell table:style-name="ce282" office:value-type="string" calcext:value-type="string">
            <text:p>Silent Hill: Downpour - Anne's Story</text:p>
          </table:table-cell>
          <table:table-cell table:style-name="ce224" office:value-type="string" calcext:value-type="string">
            <text:p>High and Low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Onegin</text:p>
          </table:table-cell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18">Chrono Trigger | </text:span><text:span text:style-name="T19">Final Fantasy VII</text:span>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0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224" office:value-type="string" calcext:value-type="string">
            <text:p>Lonesome Jim</text:p>
          </table:table-cell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0">
          <table:table-cell table:style-name="ce236"/>
          <table:table-cell/>
          <table:table-cell table:style-name="Default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9"/>
          <table:table-cell/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24" office:value-type="string" calcext:value-type="string">
            <text:p>Throne of Blood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 table:number-columns-repeated="2"/>
          <table:table-cell table:style-name="ce236"/>
          <table:table-cell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5" office:value-type="string" calcext:value-type="string">
            <text:p>Contra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6"/>
          <table:table-cell table:number-columns-repeated="94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The Hidden Fortress</text:p>
          </table:table-cell>
          <table:table-cell table:style-name="Default"/>
          <table:table-cell table:style-name="ce224" office:value-type="string" calcext:value-type="string">
            <text:p>The Strangers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36" table:number-columns-repeated="2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Bad Sleep Well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Yojimbo</text:p>
          </table:table-cell>
          <table:table-cell table:style-name="Default"/>
          <table:table-cell table:style-name="ce290" office:value-type="string" calcext:value-type="string">
            <text:p>Ad Astra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Doom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ngular 2.0+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anjuro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pache Air Flow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291" office:value-type="string" calcext:value-type="string">
            <text:p>Ironweed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This War of Mine: Arica, Ivano, Henrik (DLC)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Flask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Red Beard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JSON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Heroes of Might and Magic III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PostgreSQL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 table:style-name="Default"/>
          <table:table-cell table:style-name="ce236" table:number-columns-repeated="9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orrowind</text:p>
          </table:table-cell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pers, Please</text:p>
          </table:table-cell>
          <table:table-cell table:style-name="ce124" office:value-type="string" calcext:value-type="string">
            <text:p>Mega Man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5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thologic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9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9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erious Sam: The First Encounter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ornado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 table:style-name="ce236" table:number-columns-repeated="10"/>
          <table:table-cell table:style-name="ce100" office:value-type="string" calcext:value-type="string">
            <text:p>Shadow Tactics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ree.js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 table:style-name="ce236" table:number-columns-repeated="10"/>
          <table:table-cell table:style-name="ce102" office:value-type="string" calcext:value-type="string">
            <text:p>Shadowrun: Dragonfall</text:p>
          </table:table-cell>
          <table:table-cell table:style-name="ce100" office:value-type="string" calcext:value-type="string">
            <text:p>Rayman Origins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Vue.js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36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WebGL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oma</text:p>
          </table:table-cell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XML</text:p>
          </table:table-cell>
          <table:table-cell table:style-name="ce236" table:number-columns-repeated="9"/>
          <table:table-cell/>
          <table:table-cell table:style-name="ce236" table:number-columns-repeated="3"/>
          <table:table-cell table:style-name="ce285" office:value-type="string" calcext:value-type="string"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onic the Hedgehog</text:p>
          </table:table-cell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SpaceChem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treet Fighter 2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uper Mario 64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uper Meat Boy</text:p>
          </table:table-cell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Strangers on a Train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ales from the Borderlands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Rear Window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hief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omb Raider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David Lynch: part 1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otal War: Shogun 2</text:p>
          </table:table-cell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ransistor</text:p>
          </table:table-cell>
          <table:table-cell table:style-name="ce105" office:value-type="string" calcext:value-type="string">
            <text:p>Tomb Rai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hat remains of Edith Finch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olfenstein: The New Ord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Yakuza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Kizzu ritân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Novecento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King of Comedy</text:p>
          </table:table-cell>
          <table:table-cell table:style-name="ce236"/>
          <table:table-cell table:style-name="ce224" office:value-type="string" calcext:value-type="string">
            <text:p>Bombshell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2"/>
          <table:table-cell/>
          <table:table-cell table:style-name="ce236" table:number-columns-repeated="3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 table:style-name="Default"/>
          <table:table-cell table:number-columns-repeated="18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7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4"/>
          <table:table-cell table:style-name="Default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7"/>
          <table:table-cell table:style-name="ce236" office:value-type="string" calcext:value-type="string">
            <text:p>Emir Kusturica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7"/>
          <table:table-cell table:style-name="ce236" table:number-columns-repeated="5"/>
          <table:table-cell table:style-name="Default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0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0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6"/>
        </table:table-row>
        <table:table-row table:style-name="ro6">
          <table:table-cell table:number-columns-repeated="20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6"/>
        </table:table-row>
        <table:table-row table:style-name="ro6">
          <table:table-cell table:number-columns-repeated="20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6"/>
        </table:table-row>
        <table:table-row table:style-name="ro6">
          <table:table-cell table:number-columns-repeated="20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Inherent Vice</text:p>
          </table:table-cell>
          <table:table-cell/>
          <table:table-cell table:style-name="ce224" office:value-type="string" calcext:value-type="string">
            <text:p>Mrs Brown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Phantom Thread</text:p>
          </table:table-cell>
          <table:table-cell/>
          <table:table-cell table:style-name="ce290" office:value-type="string" calcext:value-type="string">
            <text:p>Shakespeare in Lov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36" office:value-type="string" calcext:value-type="string">
            <text:p>Orson Welles</text:p>
          </table:table-cell>
          <table:table-cell/>
          <table:table-cell table:style-name="ce224" office:value-type="string" calcext:value-type="string">
            <text:p>Chocolat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Citizen Kane</text:p>
          </table:table-cell>
          <table:table-cell/>
          <table:table-cell table:style-name="ce224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The Magnificent Ambersons</text:p>
          </table:table-cell>
          <table:table-cell/>
          <table:table-cell table:style-name="ce224" office:value-type="string" calcext:value-type="string">
            <text:p>Iri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The Lady from Shanghai</text:p>
          </table:table-cell>
          <table:table-cell/>
          <table:table-cell table:style-name="ce224" office:value-type="string" calcext:value-type="string">
            <text:p>Notes on a Scandal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Macbeth</text:p>
          </table:table-cell>
          <table:table-cell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Touch of Evil</text:p>
          </table:table-cell>
          <table:table-cell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Le procès</text:p>
          </table:table-cell>
          <table:table-cell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Campanadas a medianoche</text:p>
          </table:table-cell>
          <table:table-cell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6">
          <table:table-cell table:number-columns-repeated="20"/>
          <table:table-cell office:value-type="string" calcext:value-type="string">
            <text:p>Dario Argento</text:p>
          </table:table-cell>
          <table:table-cell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L'uccello dalle piume di cristallo</text:p>
          </table:table-cell>
          <table:table-cell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Profondo rosso</text:p>
          </table:table-cell>
          <table:table-cell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Suspiria</text:p>
          </table:table-cell>
          <table:table-cell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style-name="Default" table:number-columns-repeated="20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224" office:value-type="string" calcext:value-type="string">
            <text:p>Spion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style-name="Default" table:number-columns-repeated="20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6">
          <table:table-cell table:number-columns-repeated="20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Hangmen Also Die!</text:p>
          </table:table-cell>
          <table:table-cell/>
          <table:table-cell table:style-name="ce224" office:value-type="string" calcext:value-type="string">
            <text:p>To Die For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Scarlet Street</text:p>
          </table:table-cell>
          <table:table-cell/>
          <table:table-cell table:style-name="ce224" office:value-type="string" calcext:value-type="string">
            <text:p>Return to Paradis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The Big Heat</text:p>
          </table:table-cell>
          <table:table-cell/>
          <table:table-cell table:style-name="ce224" office:value-type="string" calcext:value-type="string">
            <text:p>Hotel Rwanda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Die 1000 Augen des Dr. Mabuse</text:p>
          </table:table-cell>
          <table:table-cell/>
          <table:table-cell table:style-name="ce224" office:value-type="string" calcext:value-type="string">
            <text:p>Walk the Line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36" office:value-type="string" calcext:value-type="string">
            <text:p>Darren Aronofsky</text:p>
          </table:table-cell>
          <table:table-cell/>
          <table:table-cell table:style-name="ce290" office:value-type="string" calcext:value-type="string">
            <text:p>The Master</text:p>
          </table:table-cell>
          <table:table-cell table:style-name="Default"/>
          <table:table-cell table:number-columns-repeated="997"/>
        </table:table-row>
        <table:table-row table:style-name="ro6">
          <table:table-cell table:number-columns-repeated="20"/>
          <table:table-cell table:style-name="ce224" office:value-type="string" calcext:value-type="string">
            <text:p>Pi</text:p>
          </table:table-cell>
          <table:table-cell/>
          <table:table-cell table:style-name="ce224" office:value-type="string" calcext:value-type="string">
            <text:p>Inherent Vice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Requiem for a Dream</text:p>
          </table:table-cell>
          <table:table-cell/>
          <table:table-cell table:style-name="ce224" office:value-type="string" calcext:value-type="string">
            <text:p>Irrational Man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The Wrestler</text:p>
          </table:table-cell>
          <table:table-cell/>
          <table:table-cell table:style-name="ce290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Black Swan</text:p>
          </table:table-cell>
          <table:table-cell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Mother!</text:p>
          </table:table-cell>
          <table:table-cell/>
          <table:table-cell table:style-name="ce224" office:value-type="string" calcext:value-type="string">
            <text:p>Les frères Sister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36" office:value-type="string" calcext:value-type="string">
            <text:p>Lars Von Trier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style-name="ce224" office:value-type="string" calcext:value-type="string">
            <text:p>In the Name of the Father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Europa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Dancer in the Dark</text:p>
          </table:table-cell>
          <table:table-cell/>
          <table:table-cell table:style-name="ce236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Dogville</text:p>
          </table:table-cell>
          <table:table-cell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Antichrist</text:p>
          </table:table-cell>
          <table:table-cell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Melancholia</text:p>
          </table:table-cell>
          <table:table-cell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36" office:value-type="string" calcext:value-type="string">
            <text:p>Roman Polanski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Nóz w wodzie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Repulsion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86" office:value-type="string" calcext:value-type="string">
            <text:p>Rosemary's Baby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The Tragedy of Macbeth</text:p>
          </table:table-cell>
          <table:table-cell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Chinatown</text:p>
          </table:table-cell>
          <table:table-cell/>
          <table:table-cell table:style-name="Default"/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Le locataire</text:p>
          </table:table-cell>
          <table:table-cell/>
          <table:table-cell table:style-name="Default"/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Tess</text:p>
          </table:table-cell>
          <table:table-cell table:style-name="Default" table:number-columns-repeated="2"/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Pirates</text:p>
          </table:table-cell>
          <table:table-cell table:style-name="Default" table:number-columns-repeated="2"/>
          <table:table-cell table:number-columns-repeated="998"/>
        </table:table-row>
        <table:table-row table:style-name="ro6">
          <table:table-cell table:number-columns-repeated="20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Night on Earth</text:p>
          </table:table-cell>
          <table:table-cell table:style-name="ce236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Dead Ringers</text:p>
          </table:table-cell>
          <table:table-cell table:style-name="ce236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Naked Lunch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eXistenZ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A History of Violence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Eastern Promises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John Carpenter: part 1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The Fog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Christine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Starman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24" office:value-type="string" calcext:value-type="string">
            <text:p>Chi bi: Jue zhan tian xia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Jian yu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Nicolas Winding Refn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Pusher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Pusher II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Pusher III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Valhalla Rising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Only God Forgives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The Neon Demon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Sofia Coppola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The Virgin Suicides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86" office:value-type="string" calcext:value-type="string">
            <text:p>Lost in Translation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Marie Antoinette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The Beguiled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On the Rocks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Kathryn Bigelow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Point Break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Strange Days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Zero Dark Thirty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Yuriy Bykov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Mayor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Durak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24" office:value-type="string" calcext:value-type="string">
            <text:p>Zavod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Hayao Miyazaki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87" office:value-type="string" calcext:value-type="string">
            <text:p>The Wind Rises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36" office:value-type="string" calcext:value-type="string">
            <text:p>Satoshi Kon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Perfect Blue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Paprika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Amores perros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21 Grams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Biutiful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Cronos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The Devil’s Backbone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Hellboy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86" office:value-type="string" calcext:value-type="string">
            <text:p>Pacific Rim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Crimson Peak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36" office:value-type="string" calcext:value-type="string">
            <text:p>Wes Anderson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Moonrise Kingdom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36" office:value-type="string" calcext:value-type="string">
            <text:p>Greta Gerwig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Lady Bird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Little Women</text:p>
          </table:table-cell>
          <table:table-cell table:number-columns-repeated="1000"/>
        </table:table-row>
        <table:table-row table:style-name="ro6">
          <table:table-cell table:number-columns-repeated="19"/>
          <table:table-cell table:style-name="Default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Spartacus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19"/>
          <table:table-cell table:style-name="Default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19"/>
          <table:table-cell table:style-name="Default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19"/>
          <table:table-cell table:style-name="Default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19"/>
          <table:table-cell table:style-name="Default"/>
          <table:table-cell table:style-name="ce288" office:value-type="string" calcext:value-type="string">
            <text:p>Cahiers du cinéma directors</text:p>
          </table:table-cell>
          <table:table-cell table:style-name="Default"/>
          <table:table-cell table:number-columns-repeated="999"/>
        </table:table-row>
        <table:table-row table:style-name="ro6">
          <table:table-cell table:number-columns-repeated="20"/>
          <table:table-cell table:style-name="ce236" office:value-type="string" calcext:value-type="string">
            <text:p>Jean-Luc Godard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Claude Chabrol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François Truffaut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88" office:value-type="string" calcext:value-type="string">
            <text:p>Left Bank directors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Chris Marker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Alain Resnais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6">
          <table:table-cell table:number-columns-repeated="20"/>
          <table:table-cell table:style-name="Default"/>
          <table:table-cell table:number-columns-repeated="1000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20"/>
          <table:table-cell table:style-name="Default"/>
          <table:table-cell table:number-columns-repeated="1000"/>
        </table:table-row>
        <table:table-row table:style-name="ro6" table:number-rows-repeated="1048201">
          <table:table-cell table:number-columns-repeated="1021"/>
        </table:table-row>
        <table:table-row table:style-name="ro7">
          <table:table-cell table:number-columns-repeated="1021"/>
        </table:table-row>
      </table:table>
      <table:named-expressions/>
      <table:database-ranges>
        <table:database-range table:name="__Anonymous_Sheet_DB__1" table:target-range-address="Calendar_of_tasks.AI109:Calendar_of_tasks.AI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6:37:59.534295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17T23:56:10.858887923</dc:date>
    <meta:editing-cycles>208</meta:editing-cycles>
    <meta:editing-duration>P3DT19H36M45S</meta:editing-duration>
    <meta:document-statistic meta:table-count="2" meta:cell-count="2919" meta:object-count="1"/>
  </office:meta>
</office:document-meta>
</file>